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26cm" fo:min-width="1.476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47cm" fo:min-width="0.22cm"/>
    </style:style>
    <style:style style:name="gr3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0% 100%" fo:font-size="18pt" style:font-size-asian="18pt" style:font-size-complex="18pt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2.413cm" svg:y="1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16.383cm" svg:y="8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16.383cm" svg:y="1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2.413cm" svg:y="8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7.272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0.287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0.287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0.287cm" svg:y="9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5.334cm" svg:y1="2.413cm" svg:x2="10.16cm" svg:y2="2.413cm">
          <text:p/>
        </draw:line>
        <draw:line draw:style-name="gr3" draw:text-style-name="P3" draw:layer="layout" svg:x1="11.557cm" svg:y1="2.413cm" svg:x2="16.256cm" svg:y2="2.413cm">
          <text:p/>
        </draw:line>
        <draw:line draw:style-name="gr3" draw:text-style-name="P3" draw:layer="layout" svg:x1="5.08cm" svg:y1="3.302cm" svg:x2="10.287cm" svg:y2="6.096cm">
          <text:p/>
        </draw:line>
        <draw:line draw:style-name="gr3" draw:text-style-name="P3" draw:layer="layout" svg:x1="5.08cm" svg:y1="9.398cm" svg:x2="10.414cm" svg:y2="6.477cm">
          <text:p/>
        </draw:line>
        <draw:line draw:style-name="gr3" draw:text-style-name="P3" draw:layer="layout" svg:x1="11.43cm" svg:y1="5.969cm" svg:x2="16.51cm" svg:y2="3.175cm">
          <text:p/>
        </draw:line>
        <draw:line draw:style-name="gr3" draw:text-style-name="P3" draw:layer="layout" svg:x1="17.78cm" svg:y1="3.937cm" svg:x2="17.78cm" svg:y2="5.715cm">
          <text:p/>
        </draw:line>
        <draw:line draw:style-name="gr3" draw:text-style-name="P3" draw:layer="layout" svg:x1="17.78cm" svg:y1="6.858cm" svg:x2="17.78cm" svg:y2="8.763cm">
          <text:p/>
        </draw:line>
        <draw:line draw:style-name="gr3" draw:text-style-name="P3" draw:layer="layout" svg:x1="16.256cm" svg:y1="10.033cm" svg:x2="11.303cm" svg:y2="10.033cm">
          <text:p/>
        </draw:line>
        <draw:line draw:style-name="gr3" draw:text-style-name="P3" draw:layer="layout" svg:x1="10.16cm" svg:y1="10.033cm" svg:x2="5.334cm" svg:y2="10.033cm">
          <text:p/>
        </draw:line>
        <draw:line draw:style-name="gr3" draw:text-style-name="P3" draw:layer="layout" svg:x1="16.764cm" svg:y1="3.683cm" svg:x2="11.176cm" svg:y2="9.652cm">
          <text:p/>
        </draw:line>
        <draw:frame draw:style-name="gr4" draw:text-style-name="P4" draw:layer="layout" svg:width="1.243cm" svg:height="0.962cm" svg:x="3.175cm" svg:y="2.032cm">
          <draw:text-box>
            <text:p>T<text:span text:style-name="T1">1</text:span></text:p>
          </draw:text-box>
        </draw:frame>
        <draw:frame draw:style-name="gr5" draw:text-style-name="P4" draw:layer="layout" svg:width="1.243cm" svg:height="0.962cm" svg:x="3.202cm" svg:y="9.652cm">
          <draw:text-box>
            <text:p>T2</text:p>
          </draw:text-box>
        </draw:frame>
        <draw:frame draw:style-name="gr5" draw:text-style-name="P4" draw:layer="layout" svg:width="1.243cm" svg:height="0.962cm" svg:x="17.172cm" svg:y="2.032cm">
          <draw:text-box>
            <text:p>T3</text:p>
          </draw:text-box>
        </draw:frame>
        <draw:frame draw:style-name="gr5" draw:text-style-name="P4" draw:layer="layout" svg:width="1.243cm" svg:height="0.962cm" svg:x="17.145cm" svg:y="9.579cm">
          <draw:text-box>
            <text:p>T4</text:p>
          </draw:text-box>
        </draw:frame>
        <draw:frame draw:style-name="gr4" draw:text-style-name="P4" draw:layer="layout" svg:width="1.772cm" svg:height="0.962cm" svg:x="9.912cm" svg:y="0.889cm">
          <draw:text-box>
            <text:p>PO<text:span text:style-name="T2">1</text:span></text:p>
          </draw:text-box>
        </draw:frame>
        <draw:frame draw:style-name="gr5" draw:text-style-name="P4" draw:layer="layout" svg:width="1.772cm" svg:height="0.962cm" svg:x="9.912cm" svg:y="4.626cm">
          <draw:text-box>
            <text:p>PO2</text:p>
          </draw:text-box>
        </draw:frame>
        <draw:frame draw:style-name="gr4" draw:text-style-name="P4" draw:layer="layout" svg:width="1.772cm" svg:height="0.962cm" svg:x="8.89cm" svg:y="8.636cm">
          <draw:text-box>
            <text:p>PO3</text:p>
          </draw:text-box>
        </draw:frame>
        <draw:frame draw:style-name="gr5" draw:text-style-name="P4" draw:layer="layout" svg:width="1.772cm" svg:height="0.962cm" svg:x="15.367cm" svg:y="5.769cm">
          <draw:text-box>
            <text:p>PO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Chapin</meta:initial-creator>
    <meta:creation-date>2015-06-06T08:26:20.034000000</meta:creation-date>
    <dc:date>2015-06-06T08:45:30.193000000</dc:date>
    <dc:creator>Peter Chapin</dc:creator>
    <meta:editing-duration>PT3M48S</meta:editing-duration>
    <meta:editing-cycles>2</meta:editing-cycles>
    <meta:generator>LibreOffice/4.4.2.2$Windows_x86 LibreOffice_project/c4c7d32d0d49397cad38d62472b0bc8acff48dd6</meta:generator>
    <meta:document-statistic meta:object-count="26"/>
  </office:meta>
</office:document-meta>
</file>